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Helvetica" fo:font-size="10pt" style:text-underline-style="solid" style:text-underline-width="auto" style:text-underline-color="font-color" fo:font-weight="bold"/>
    </style:style>
    <style:style style:name="T1" style:family="text">
      <style:text-properties style:font-name="Helvetica" fo:font-size="12pt" fo:font-weight="bold"/>
    </style:style>
    <style:style style:name="T2" style:family="text">
      <style:text-properties style:font-name="Helvetica" fo:font-size="10pt"/>
    </style:style>
    <style:style style:name="T3" style:family="text">
      <style:text-properties style:font-name="Helvetica" fo:font-size="10pt" fo:font-weight="bold"/>
    </style:style>
    <style:style style:name="T4" style:family="text">
      <style:text-properties style:font-name="Helvetica" fo:font-size="10pt" style:text-blinking="true"/>
    </style:style>
    <style:style style:name="T5" style:family="text">
      <style:text-properties style:font-name="Helvetica" fo:font-size="10pt"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 Message</text:p>
      <text:p text:style-name="Text_20_body"><text:span text:style-name="T1">Subject: 8.04</text:span><text:span text:style-name="T2"><text:line-break/></text:span><text:span text:style-name="T3">NEW!</text:span><text:span text:style-name="T2"> Posted by </text:span><text:a xlink:type="simple" xlink:href="http://learn.flvs.net/educator/student/profile.cgi?aross1*clockley*mpos=6&amp;spos=0&amp;slt=7yPPyEgWsOfXs*4102*clockley" office:target-frame-name="player" xlink:show="replace"><text:span text:style-name="T4">Christian Lockley</text:span></text:a><text:span text:style-name="T2"> Mon Jan 19 01:13:25 2015.<text:line-break/></text:span><text:span text:style-name="T5">Message:</text:span><text:span text:style-name="T2"> To be honest I'm unaware of any proposals by the local or state governments to reduce global warming. While the EPA is beginning to regulate GHG's many are skeptical and even opposed to any significant government action to combat climate change. <text:line-break/>Computer models allow scientist to enter historical data and current trends as parameters to discover how different manmade and natural phenomena interact to alter the climate. <text:line-break/>And with projects like the climateprediction.net it's possible to contribute CPU power help calculate the complex equations necessary to accurately model to climate. <text:line-break/>Personally, I believe global warming is real and every one should do their part to help advert the destruction of our planet, however it's hard to make the case to any one person, community or country to change because if everyone else keeps the status quo all you lose is money and you or your grandchildren will have to suffer the effects despite of you or your country's efforts. </text:span></text:p>
      <text:p text:style-name="Standard"><text:span text:style-name="T3">NEW!</text:span><text:span text:style-name="T2"> Posted by </text:span><text:a xlink:type="simple" xlink:href="http://learn.flvs.net/educator/student/profile.cgi?aross1*clockley*mpos=6&amp;spos=0&amp;slt=7yPPyEgWsOfXs*4102*clockley" office:target-frame-name="player" xlink:show="replace"><text:span text:style-name="T4">Christian Lockley</text:span></text:a><text:span text:style-name="T2"> Mon Jan 19 01:22:30 2015.<text:line-break/></text:span><text:span text:style-name="T5">Message:</text:span><text:span text:style-name="T2"> I agree, advances in technology allow scientist to rapidly spot trends, and unearth hidden information about our planet's past. </text:span></text:p>
      <text:p text:style-name="Standard"/>
      <text:p text:style-name="Standard"><text:span text:style-name="T3">NEW!</text:span><text:span text:style-name="T2"> Posted by </text:span><text:a xlink:type="simple" xlink:href="http://learn.flvs.net/educator/student/profile.cgi?aross1*clockley*mpos=6&amp;spos=0&amp;slt=7yPPyEgWsOfXs*4102*clockley" office:target-frame-name="player" xlink:show="replace"><text:span text:style-name="T4">Christian Lockley</text:span></text:a><text:span text:style-name="T2"> Mon Jan 19 01:37:28 2015.<text:line-break/></text:span><text:span text:style-name="T5">Message:</text:span><text:span text:style-name="T2"> Floridians should be most concerned about climate change and supporting efforts to stop it, given to existence of the state is threatened. <text:line-break/>http://sealevel.climatecentral.or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01:13:59.014181085</meta:creation-date>
    <dc:date>2015-01-19T01:38:43.992260655</dc:date>
    <meta:editing-duration>PT9M31S</meta:editing-duration>
    <meta:editing-cycles>1</meta:editing-cycles>
    <meta:document-statistic meta:table-count="0" meta:image-count="0" meta:object-count="0" meta:page-count="1" meta:paragraph-count="4" meta:word-count="238" meta:character-count="1512" meta:non-whitespace-character-count="1271"/>
    <meta:generator>LibreOffice/4.2.7.2$Linux_x86 LibreOffice_project/420$Build-2</meta:generator>
  </office:meta>
</office:document-meta>
</file>